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ra" svg:font-family="Lora, 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4a4a4a" style:font-name="Lora" fo:font-size="13.5pt" fo:letter-spacing="normal" fo:font-style="normal" fo:font-weight="normal"/>
    </style:style>
    <style:style style:name="T1" style:family="text">
      <style:text-properties fo:font-weight="bold" style:font-weight-asian="bold" style:font-weight-complex="bold"/>
    </style:style>
    <style:style style:name="T2" style:family="text">
      <style:text-properties fo:font-variant="normal" fo:text-transform="none" fo:color="#4a4a4a" style:font-name="Lora" fo:font-size="13.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melette de queso y batatas</text:p>
      <text:p text:style-name="Standard"/>
      <text:p text:style-name="Standard">2 huevos,1 batata mediana,queso cremoso,aceite y especias a gusto (en mi caso pimenton y provenzal)</text:p>
      <text:p text:style-name="Standard"/>
      <text:p text:style-name="Standard">1-Disponemos una fuente aceitada en horno a 180°,mientras tanto cortamos las batatas de 1cm de espesor aproximadamente.</text:p>
      <text:p text:style-name="Standard"/>
      <text:p text:style-name="Standard">2-Luego de 10 minutos agregamos las batatas en la fuente ya caliente,esto hara que no se peguen mientras se cocinan.Cocinar durante 35 min a 180°.</text:p>
      <text:p text:style-name="Standard"/>
      <text:p text:style-name="Standard">3-Batimos los 2 huevos,agregamos una cucharadita de sal y los condimentos a gusto y volvemos a batir.Reservar.</text:p>
      <text:p text:style-name="Standard"/>
      <text:p text:style-name="Standard">4-En una sarten caliente ponemos 2 cucharaditas de aceite, lo esparcimos por la misma y dejamos que se caliente bien.</text:p>
      <text:p text:style-name="Standard"/>
      <text:p text:style-name="Standard">5-Agregamos los huevos batidos, una vez que el huevo ya este coagulado y los bordes NO esten liquidos ahí dar vuelta con cuidado.</text:p>
      <text:p text:style-name="Standard"/>
      <text:p text:style-name="Standard">6-Disponemos el queso y las batatas ya cocidas y cerramos de un extremo a otro.Cuando el queso ya este gratinado damos vuelta y dejamos cocinar del otro lado del huevo por 1 minuto más.</text:p>
      <text:p text:style-name="Standard"/>
      <text:p text:style-name="Standard">7-A disfrutar :)</text:p>
      <text:p text:style-name="Standard"/>
      <text:p text:style-name="Standard">Tomates Rellenos</text:p>
      <text:p text:style-name="Standard"/>
      <text:p text:style-name="Standard">2 tomates redondos,1 pocillo de arroz, atun (cualquier marca),mayonesa y condimentos (en este caso usamos oregano).</text:p>
      <text:p text:style-name="Standard"/>
      <text:p text:style-name="Standard">1-Cortamos la parte superior del tomate y luego con una cuchara retiramos la pulpa del mismo con mucho cuidado de que no se le formen agujeros.Reservar.</text:p>
      <text:p text:style-name="Standard"/>
      <text:p text:style-name="Standard">2-Vamos a poner agua a hervir y cuando este hirviendo vertemos el pocillo de arroz y dejamos hasta que tenga la consistencia que queramos (la consistencia ideal se obtiene a los 18 min de cocción).Colar y dejar enfriar.</text:p>
      <text:p text:style-name="Standard"/>
      <text:p text:style-name="Standard">3-Una vez frio lo mezclamos con el atun y la mayonesa hasta que se forme una pasta.Agregamos el oregano (como es muy invasivo se recomienda poner 1 ½ cucharadita).</text:p>
      <text:p text:style-name="Standard"/>
      <text:p text:style-name="Standard">4-Con la cuchara rellenamos los tomates con la mezcla.</text:p>
      <text:p text:style-name="Standard"/>
      <text:p text:style-name="Standard">5-A disfrutar :) Si tenes aceite de oliva le podes poner por arriba.</text:p>
      <text:p text:style-name="Standard"/>
      <text:p text:style-name="Standard">Canelones de espinaca con salsa rosa sin crema.</text:p>
      <text:p text:style-name="Standard"/>
      <text:p text:style-name="Standard">Para los canelones: 2 huevos,1 taza de harina 000 (lo ideal seria tamizarla pero sino no hay problema) y 1 taza de leche (salen 8).Para el relleno: 1 atado de espinaca,1/2 cebolla y 1 diente de ajo. Para la salsa: 4 tomates si la haces casera o un pure de tomates comprado, 1/2 cebolla,2 dientes de ajo,1/2 taza de leche.Condimentos a gusto (en este caso pimienta, pimenton,aji molido y provenzal).</text:p>
      <text:p text:style-name="Standard"/>
      <text:p text:style-name="Standard"><text:soft-page-break/></text:p>
      <text:p text:style-name="Standard">1-Para la masa de canelones mezclamos los 2 huevos con la taza de harina y agregamos de a poco la leche batiendo constantemente a mano, cuando quede una mezcla homogenea pasar a batir con batidora electrica (si no tenes batidora electrica no te preocupes podes seguir manualmente, solo te va a demorar un poco mas de tiempo). Dejamos de batir cuando este sin grumos y aireada.Reservamos en la heladera.</text:p>
      <text:p text:style-name="Standard"/>
      <text:p text:style-name="Standard">2-Para el relleno en una sarten ponemos dos cucharaditas de aceite y dejamos que se caliente,agregamos la media cebolla picada en cubitos y rehogamos hasta que transparente.Agregamos las hojas de la espinaca enteras sin el tallo y revolvemos hasta que la espinaca pierda el agua y disminuya su volumen, agregamos el diente de ajo y una pizca de pimenton,sal (agregarla ahora y no antes porque sino la mezcla va a largar mucha agua) y pimienta a gusto.Reservamos el relleno.</text:p>
      <text:p text:style-name="Standard"/>
      <text:p text:style-name="Standard">3-En una sarten colocamos una cucharadita de aceite y pasamos un papel para esparcirlo bien por toda la superficie,dejamos que caliente bien y ponemos un cucharon de la mezcla para masa en el centro de la sarten y esparcimos hasta los bordes de la misma, cuando dichos bordes esten dorados dar vuelta y seguir cocinando hasta que esten hechos de ambos lados.Repetimos el procedimiento con cada uno.</text:p>
      <text:p text:style-name="Standard"/>
      <text:p text:style-name="Standard">4-Una vez listo los canelones,le agregamos el relleno,enrollamos y disponemos en una fuente.</text:p>
      <text:p text:style-name="Standard"/>
      <text:p text:style-name="Standard">5-Para la salsa casera: Poner los tomates a hervir por 30 segundos (esto es para sacarles la piel), cuando le sacamos la piel cortamos en cubitos muy chiquitos y en la sarten reahogamos cebolla en cubitos, una pizca de sal y cuando empiece a dorar agregar el tomate cubeteado y el ajo,dejar cocinar durante 20 minutos (<text:span text:style-name="T1">OPCIONAL</text:span>: si le agregas un chorrito de vino te va a quedar mejor).</text:p>
      <text:p text:style-name="Standard"/>
      <text:p text:style-name="Standard">6-Agregamos la salsa y ponemos en el horno durante 15 minutos.</text:p>
      <text:p text:style-name="Standard"/>
      <text:p text:style-name="Standard">7-A disfrutar.</text:p>
      <text:p text:style-name="Standard"/>
      <text:p text:style-name="Standard">Tacos de pollo con criolla y mayonesa de morron. </text:p>
      <text:p text:style-name="Standard"/>
      <text:p text:style-name="Standard">Para la masa:350 gr de harina 0000, 1 taza de agua tibia,1 cdta de sal,3 cdta de aceite.</text:p>
      <text:p text:style-name="Standard"/>
      <text:p text:style-name="Standard">Para el relleno:2 pechugas de pollo,1 mayonesa chica, 1 morron, 1 cebolla morada (sino cebolla comun),2 dientes de ajo,perejil (OPCIONAL),1 tomate,aceite c/n, 1 taza de caldo de verduras.</text:p>
      <text:p text:style-name="Standard"/>
      <text:p text:style-name="Standard">1-Para la masa en un bowl colocamos la harina mezclamos con la sal, luego ahuecamos y colocamos el aceite y el agua.Con una cuchara vamos mezclando hasta que se forme una masa y luego con ayuda de las manos la hacemos un bollo.</text:p>
      <text:p text:style-name="Standard"/>
      <text:p text:style-name="Standard">2-Ese bollo lo dejamos descansar 10 minutos y luego dividimos la masa en 6 partes,enharinamos la mesada y con un palo de amasar le damos forma de tortilla de taco.</text:p>
      <text:p text:style-name="Standard"/>
      <text:p text:style-name="Standard">3-Ponemos una sarten a calentar cuando este bien caliente,<text:span text:style-name="T2">comenzamos a cocinarlas, no más de tres minutos por lado y ya esta.Reservamos </text:span></text:p>
      <text:p text:style-name="P1"/>
      <text:p text:style-name="P1">4-Cortar las pechugas de pollo en cubitos y disponer en una sarten con aceite caliente,cuando esten dorados agregar la taza de caldo y tapar,dejar hasta que el pollo absorva todo el caldo.</text:p>
      <text:p text:style-name="P1"><text:soft-page-break/>5-Mientras preparamos la criolla,picamos el ajo,la cebolla morada y el tomate en cubitos muy chiquitos,agregamos aceite hasta APENAS tapar la preparación y como opcional podemos agregarle un chorrito de limon y el perejil antes nombrado.</text:p>
      <text:p text:style-name="P1"/>
      <text:p text:style-name="P1">6-Para la mayonesa ponemos un morron directamente en la hornalla y que se queme de sus 4 caras,cuando ya este listo lo ponemos en una bolsa cerrada y dejamos 15 minutos que enfrie y con este metodo podremos sacar la cascara mas facil.Una vez que tenemos el morron sin piel cortamos en morron en tiritas y lo agregamos a la mayonesa y con un mixer o licuadora mezclamos hasta que quede una mezcla homogenea.</text:p>
      <text:p text:style-name="P1"/>
      <text:p text:style-name="P1">7-Finalmente y cuando el pollo este listo agregamos en la tortilla y ponemos la salsa criolla y la mayonesa al final.</text:p>
      <text:p text:style-name="P1"/>
      <text:p text:style-name="P1">8-A disfrutar :)</text:p>
      <text:p text:style-name="P1"/>
      <text:p text:style-name="P1"/>
      <text:p text:style-name="Standard"/>
      <text:p text:style-name="Standard">Pastel de papa con carne mechada (alternativa economica)</text:p>
      <text:p text:style-name="Standard"/>
      <text:p text:style-name="Standard">Para el pure: 2 kg de papas,manteca/aceite C/N,pimienta,nuez moscada y leche (opcional).</text:p>
      <text:p text:style-name="Standard">Para el relleno: Osobuco cortado en bifes 1 kg,2 tazas de caldo,cebolla,morron,aceitunas (opcional),2 huevos,Aceite c/n,condimentos</text:p>
      <text:p text:style-name="Standard"/>
      <text:p text:style-name="Standard">1-Empezamos con el osobuco que es lo que mas tarda, para esto vamos a pasar las piezas de osobuco por harina y vamos a dorar de ambos lados en una sarten caliente con un poquito de aceite,cuando ya lo tenemos disponemos en una fuente para horno,agregamos las 2 tazas de caldo y llevamos a horno medio durante 1 hora y media.</text:p>
      <text:p text:style-name="Standard"/>
      <text:p text:style-name="Standard">2-Pelamos las papas y las ponemos a hervir con abundante agua (previamente al agua le agregamos sal),vamos a saber que estan listas una vez que pinches una papa y pase el tenedor sin problemas.</text:p>
      <text:p text:style-name="Standard"/>
      <text:p text:style-name="Standard">3-Una vez que lo tenemos hecho pisamos las papas y agregamos la manteca/aceite, los condimentos y la leche (opcional).</text:p>
      <text:p text:style-name="Standard"/>
      <text:p text:style-name="Standard">4-Cortamos la cebolla en cubitos, junto con el morron,mientras ponemos a hervir los 2 huevos(lo ideal es que cuando rompa hervor dejarlos 8 minutos).En una sarten caliente disponemos la cebolla y el morron,dejamos cocinar hasta que este dorado y agregamos los condimentos (en este caso pimenton,provenzal y oregano).Reservamos.</text:p>
      <text:p text:style-name="Standard"/>
      <text:p text:style-name="Standard">5-Cuando ya este la carne y con ayuda de 2 tenedores desmenuzamos la carne del osobuco y la disponemos sobre una fuente para horno (puede ser la misma que usamos para cocinar el osobuco en primera instancia).Agregamos el morron, la cebolla, el huevo ya cocido picado bien chiquito y aceitunas (opcional),mezclamos todo el relleno bien y agregamos por arriba el pure de papas,podemos agregar una capa de queso cremoso por encima para obtener un gratinado parejo pero sino lo mandamos directamente al horno medio por 25 minutos.</text:p>
      <text:p text:style-name="Standard"/>
      <text:p text:style-name="Standard"/>
      <text:p text:style-name="Standard"/>
      <text:p text:style-name="Standard"/>
      <text:p text:style-name="Standard"/>
      <text:p text:style-name="Standard"><text:soft-page-break/>Milhojas de papa (versión economica sin crema)</text:p>
      <text:p text:style-name="Standard"/>
      <text:p text:style-name="Standard">1 kg de papas,1 taza de leche,2 cdtas de harina,queso cremoso,aceite c/n, cebolla, perejil y ajo.</text:p>
      <text:p text:style-name="Standard"/>
      <text:p text:style-name="Standard">1-Vamos a cortar las papas en rodajas lo mas finito que podamos,podes hacerlo con cuchillo o mandolina.</text:p>
      <text:p text:style-name="Standard"/>
      <text:p text:style-name="Standard">2-En la taza de leche vamos a poner la harina y a batir energicamente hasta que no queden grumos y reservamos.</text:p>
      <text:p text:style-name="Standard"/>
      <text:p text:style-name="Standard">3-Picamos la cebolla en pluma y la reahogamos con condimentos a elección (en este caso yo usé aji molido y pimenton).Una vez lista,reservar.</text:p>
      <text:p text:style-name="Standard"/>
      <text:p text:style-name="Standard">4-Preparamos una provenzal picando el ajo y el perejil.</text:p>
      <text:p text:style-name="Standard"/>
      <text:p text:style-name="Standard">5-Disponemos en una fuente para horno aceite y una capa de papas,una capa de queso cremoso otra de cebolla,la provenzal del paso anterior y por ultimo la leche que con la harina estara mas espesa,repetimos el procedimiento una vez más para tener 2 pisos de nuestra preparación.</text:p>
      <text:p text:style-name="Standard"/>
      <text:p text:style-name="Standard">6-Poner a horno fuerte durante 35 minutos.</text:p>
      <text:p text:style-name="Standard"/>
      <text:p text:style-name="Standard">7-A disfrutar :)</text:p>
      <text:p text:style-name="Standard"/>
      <text:p text:style-name="Standard">Fideos caseros con crema de brocoli</text:p>
      <text:p text:style-name="Standard"/>
      <text:p text:style-name="Standard">Para los fideos 5 huevos,600 gramos de harina,sal, pimienta.</text:p>
      <text:p text:style-name="Standard"/>
      <text:p text:style-name="Standard">Para la salsa, crema,brocoli,cebolla y especias.</text:p>
      <text:p text:style-name="Standard"/>
      <text:p text:style-name="Standard">1- Hacemos una corona con 500 gramos de harina y disponemos los 5 huevos, la sal y la pimienta.Primero mezclamos y luego nos ayudamos con las manos para hacer un bollo,pasamos a la mesada y amasamos 10 minutos,dejamos reposar.Esta cantidad rinde para 5 personas,siempre hay que calcular que por cada 100 grs de harina come una persona.</text:p>
      <text:p text:style-name="Standard"/>
      <text:p text:style-name="Standard">2-Una vez descansada la masa estiramos y pasamos por la pastalinda, si no tenemos pastalinda tenes que estirarla mucho mas fina con un palo de amasar y luego cortar tiras de ½ cm aproximadamente.Una vez hechos los ultimos 100 grs de harina los esparcimos por la mesada y dejamos los fideos ahi para que no se peguen.</text:p>
      <text:p text:style-name="Standard"/>
      <text:p text:style-name="Standard">3-Hervimos el brocoli (el secreto para un mejor brocoli es hervirlo durante 3 minutos) y dejamos que se enfrie.Una vez frio picamos bien chiquito y ponemos a freir cebolla en cubitos en una sarten caliente,agregamos el brocoli y seguimos cocinando durante 2 minutos a fuego minimo condimentando a gusto una vez agregado el mismo,por ultimo ponemos la crema y dejamos cocinar <text:s/>7 minutos mas. Y aca tenemos 2 opciones, si lo queres mas como salsa podes mixearlo y si lo queres con una textura en la que las verduras estan mas presente lo podes dejar así.</text:p>
      <text:p text:style-name="Standard"/>
      <text:p text:style-name="Standard">4-Ponemos agua a hervir con abundante sal y una vez que lo tengamos hecho tiramos los fideos y dejamos durante 4/5 minutos o hasta que empiecen a subir a la superficie.</text:p>
      <text:p text:style-name="Standard"/>
      <text:p text:style-name="Standard">5-Servimos un plato de fideos y un cucharon de la salsa que preparamos.Podemos agregarle queso rallado o nueces por arriba, pero esto es opcional y dependiendo el gusto del comensal.</text:p>
      <text:p text:style-name="Standard"/>
      <text:p text:style-name="Standard"><text:soft-page-break/>6-A disfrutar.</text:p>
      <text:p text:style-name="Standard"/>
      <text:p text:style-name="Standard"/>
      <text:p text:style-name="Standard">Guiso de lentejas (opción economica)</text:p>
      <text:p text:style-name="Standard"/>
      <text:p text:style-name="Standard">Lentejas 400 grs, 2 papas,1 zanahoria,1 cebolla,3 dientes de ajo,1 kg de roast-beef (o cualquier carne que tengas),salsa de tomate comprada (cualquiera),1 taza de caldo de verduras,condimentos,aceite c/n.</text:p>
      <text:p text:style-name="Standard"/>
      <text:p text:style-name="Standard">1-Hay que dejar en remojo las lentejas durante 12 hs,luego separamos las que subieron a la superficie y colamos.</text:p>
      <text:p text:style-name="Standard"/>
      <text:p text:style-name="Standard">2-En agua hirviendo ponemos las lentejas y las dejamos cocinar por 35/40 min aprox.Luego colar y reservar.</text:p>
      <text:p text:style-name="Standard"/>
      <text:p text:style-name="Standard">3-Cortamos las papas en cubitos,las zanahorias en rodajas pequeñas,la cebolla en pluma y los dientes de ajo pequeños.Reservamos.</text:p>
      <text:p text:style-name="Standard"/>
      <text:p text:style-name="Standard">4-Cortamos el roast-beef o la carne que hayamos elegido en cubos gruesos de aprox 3 cm de diametro.</text:p>
      <text:p text:style-name="Standard"/>
      <text:p text:style-name="Standard">5-Ponemos en una olla profunda a calentar aceite, una vez caliente agregamos la carne y dejamos que se dore en todos sus lados,sacamos del fuego y agregamos la cebolla y la zanahoria,condimentamos a gusto (en este caso sugiero pimenton,provenzal,aji molido y pimienta),agregamos nuevamente la carne y revolvemos para integrar todos los sabores,ponemos las papas y la taza de caldo,dejamos 5 minutos y luego agregamos la salsa.</text:p>
      <text:p text:style-name="Standard"/>
      <text:p text:style-name="Standard">6-Dejamos cocinar todo durante 20 minutos a fuego medio y luego agregamos las lentejas y dejamos cocinar 5 minutos mas.</text:p>
      <text:p text:style-name="Standard"/>
      <text:p text:style-name="Standard">7-A disfrutar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ra" svg:font-family="Lora, 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mian LDS</meta:initial-creator>
    <meta:creation-date>2020-08-17T18:19:08.04</meta:creation-date>
    <dc:date>2020-08-18T16:29:30.37</dc:date>
    <dc:creator>Demian LDS</dc:creator>
    <meta:editing-duration>PT3H16M25S</meta:editing-duration>
    <meta:editing-cycles>10</meta:editing-cycles>
    <meta:generator>OpenOffice/4.1.7$Win32 OpenOffice.org_project/417m1$Build-9800</meta:generator>
    <meta:document-statistic meta:table-count="0" meta:image-count="0" meta:object-count="0" meta:page-count="5" meta:paragraph-count="71" meta:word-count="1916" meta:character-count="11425"/>
  </office:meta>
</office:document-meta>
</file>